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style:font-face style:name="monospace" svg:font-family="monospace"/>
  </office:font-face-decls>
  <office:automatic-styles>
    <style:style style:name="P1" style:family="paragraph" style:parent-style-name="Footer">
      <style:paragraph-properties fo:text-align="end" style:justify-single-word="false"/>
      <style:text-properties style:font-name="arial" fo:font-size="9pt" fo:font-style="italic" officeooo:rsid="00145d05" officeooo:paragraph-rsid="00145d05" style:font-size-asian="9pt" style:font-style-asian="italic" style:font-size-complex="9pt" style:font-style-complex="italic"/>
    </style:style>
    <style:style style:name="P2" style:family="paragraph" style:parent-style-name="Header">
      <style:paragraph-properties fo:text-align="end" style:justify-single-word="false"/>
      <style:text-properties style:font-name="arial" fo:font-size="8pt" fo:font-style="italic" style:font-size-asian="8pt" style:font-style-asian="italic" style:font-size-complex="8pt" style:font-style-complex="italic"/>
    </style:style>
    <style:style style:name="P3" style:family="paragraph" style:parent-style-name="Standard">
      <style:text-properties style:font-name="arial" fo:font-size="10pt" officeooo:rsid="0012718f" officeooo:paragraph-rsid="0012718f" style:font-size-asian="10pt" style:font-size-complex="10pt"/>
    </style:style>
    <style:style style:name="P4" style:family="paragraph" style:parent-style-name="Standard">
      <style:paragraph-properties fo:text-align="justify" style:justify-single-word="false"/>
      <style:text-properties style:font-name="arial" fo:font-size="10pt" officeooo:rsid="0012718f" officeooo:paragraph-rsid="00165e87" style:font-size-asian="10pt" style:font-size-complex="10pt"/>
    </style:style>
    <style:style style:name="P5" style:family="paragraph" style:parent-style-name="Standard">
      <style:paragraph-properties fo:text-align="center" style:justify-single-word="false"/>
      <style:text-properties style:font-name="arial" fo:font-size="11pt" fo:font-weight="bold" officeooo:rsid="0012718f" officeooo:paragraph-rsid="0012718f"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 fo:font-size="8pt" fo:font-style="italic" fo:font-weight="normal" officeooo:rsid="0012718f" officeooo:paragraph-rsid="0012718f" style:font-size-asian="8pt" style:font-style-asian="italic" style:font-weight-asian="normal" style:font-size-complex="8pt" style:font-style-complex="italic" style:font-weight-complex="normal"/>
    </style:style>
    <style:style style:name="P7" style:family="paragraph" style:parent-style-name="Standard" style:list-style-name="L1">
      <style:text-properties officeooo:paragraph-rsid="0012718f"/>
    </style:style>
    <style:style style:name="T1" style:family="text">
      <style:text-properties officeooo:rsid="0012718f"/>
    </style:style>
    <style:style style:name="T2" style:family="text">
      <style:text-properties officeooo:rsid="00145d05"/>
    </style:style>
    <style:style style:name="T3" style:family="text">
      <style:text-properties officeooo:rsid="0014a75e"/>
    </style:style>
    <style:style style:name="T4" style:family="text">
      <style:text-properties style:font-name="arial" fo:font-size="10pt" officeooo:rsid="0014a75e" style:font-size-asian="10pt" style:font-size-complex="10pt"/>
    </style:style>
    <style:style style:name="T5" style:family="text">
      <style:text-properties style:font-name="arial" fo:font-size="10pt" officeooo:rsid="0012718f" style:font-size-asian="10pt" style:font-size-complex="10pt"/>
    </style:style>
    <style:style style:name="T6" style:family="text">
      <style:text-properties fo:font-weight="bold" style:font-weight-asian="bold" style:font-weight-complex="bold"/>
    </style:style>
    <style:style style:name="T7" style:family="text">
      <style:text-properties officeooo:rsid="00165e87"/>
    </style:style>
    <style:style style:name="T8"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otánica</text:p>
      <text:p text:style-name="P5"/>
      <text:p text:style-name="P6">“Todas las hojas son del vient<text:span text:style-name="T7">o. </text:span>Ya que él las mueve hasta en la muerte. Todas las hojas son del viento. Menos la luz del sol.”</text:p>
      <text:p text:style-name="P3"/>
      <text:p text:style-name="P4">Se requieren analizar ciertos aspectos de una planta, para ello se tiene en cuenta sus ramas y sus hojas. Una rama puede estar compuesta de otras ramas, de hojas, o de ambas; al tronco principal de la planta se lo <text:s/>considera como cualquier otra rama para los fines de este análisis. Por último, en la hoja está el <text:s/><text:span text:style-name="T2">c</text:span>ompuesto que quiere ser estudiado, este es la clorofila. De cada hoja conocemos su superficie, variable en cada hoja y medida en <text:span text:style-name="T2">metros cuadrados (m2)</text:span>, la clorofila estimada, este es un valor arbitrario que puede variar de hoja en hoja medido en umol/m2. Ahora bien, no todas las hojas gozan de óptima salud, algunas están sanas, otras sin vida, y otras pueden estar abichadas, esto afecta la cantidad de clorofila que se puede obtener de la hoja. Si la hoja está sana, la cantidad de clorofila se obtiene multiplicando la superficie de la hoja por la clorofila estimada de la misma. Si la hoja no está viva la cantidad de clorofila se obtiene de la siguiente manera: si la superficie es mayor a 0.05 m2, la cantidad de clorofila es el 10% del producto entre la superficie de la hoja y la clorofila estimada, caso contrario es cero. Y por último tenemos las hojas abichadas, en estas hojas, la cantidad de clorofila que se obtiene está dada por el producto entre la superficie de la hoja y la cantidad de clorofila estimada, y a este resultado se le resta la cantidad de clorofila consumida por las plagas, en el caso de ser negativa es cero. Entre las plagas tenemos al pulgón, cada uno de estos consume una cantidad fija de 0.5 umol/m2 <text:span text:style-name="T7">de clorofila</text:span>; y por otro lado tenemos a la Mosca blanca, cada una de estas consume una cantidad de 0.25 umol/m2 siempre y cuando la superficie de la hoja sea mayor a 0.02 m2, caso contrario no consume, o sea cero.</text:p>
      <text:p text:style-name="P3"/>
      <text:p text:style-name="P3"><text:span text:style-name="T8">Se pide</text:span>:</text:p>
      <text:list xml:id="list1171721427" text:style-name="L1">
        <text:list-item>
          <text:p text:style-name="P7"><text:span text:style-name="T4">Calcular la c</text:span><text:span text:style-name="T5">antidad de hojas de una rama.</text:span></text:p>
        </text:list-item>
        <text:list-item>
          <text:p text:style-name="P7"><text:span text:style-name="T4">Calcular la</text:span><text:span text:style-name="T5"> cantidad de clorofila de una rama.</text:span></text:p>
        </text:list-item>
        <text:list-item>
          <text:p text:style-name="P7"><text:span text:style-name="T4">C</text:span><text:span text:style-name="T5">lonar una </text:span><text:span text:style-name="T4">rama, obtener otra rama con las mismas características de la rama clonada</text:span><text:span text:style-name="T5">.</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8pt" fo:font-style="italic" style:font-size-asian="8pt" style:font-style-asian="italic" style:font-size-complex="8pt" style:font-style-complex="italic"/>
    </style:style>
    <style:style style:name="MP2" style:family="paragraph" style:parent-style-name="Footer">
      <style:paragraph-properties fo:text-align="end" style:justify-single-word="false"/>
      <style:text-properties style:font-name="arial" fo:font-size="9pt" fo:font-style="italic" officeooo:rsid="00145d05" officeooo:paragraph-rsid="00145d05" style:font-size-asian="9pt" style:font-style-asian="italic" style:font-size-complex="9pt" style:font-style-complex="italic"/>
    </style:style>
    <style:style style:name="MT1" style:family="text">
      <style:text-properties officeooo:rsid="0012718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51cm" fo:background-color="transparent" draw:fill="none"/>
      </style:header-style>
      <style:footer-style>
        <style:header-footer-properties fo:min-height="0cm" fo:margin-top="0.499cm" fo:border-top="0.06pt solid #000000" fo:border-bottom="none" fo:border-left="none" fo:border-right="none" fo:padding="0.051cm" fo:background-color="transparent" draw:fill="none"/>
      </style:footer-style>
    </style:page-layout>
  </office:automatic-styles>
  <office:master-styles>
    <style:master-page style:name="Standard" style:page-layout-name="Mpm1">
      <style:header>
        <text:p text:style-name="MP1">UNQ – Objetos 2 – Examen parcial – 2 de <text:span text:style-name="MT1">Octubre</text:span> 202<text:span text:style-name="MT1">3</text:span></text:p>
      </style:header>
      <style:footer>
        <text:p text:style-name="MP2">página <text:page-number text:select-page="current">1</text:page-number><text:s/>de <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4:45:26.657517303</meta:creation-date>
    <dc:date>2023-09-29T15:06:24.165544197</dc:date>
    <meta:editing-duration>PT20M55S</meta:editing-duration>
    <meta:editing-cycles>4</meta:editing-cycles>
    <meta:generator>LibreOffice/7.3.7.2$Linux_X86_64 LibreOffice_project/30$Build-2</meta:generator>
    <meta:document-statistic meta:table-count="0" meta:image-count="0" meta:object-count="0" meta:page-count="1" meta:paragraph-count="9" meta:word-count="396" meta:character-count="2154" meta:non-whitespace-character-count="1765"/>
  </office:meta>
</office:document-meta>
</file>